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1000002C1605868FBE019FE0B.png" manifest:media-type="image/png"/>
  <manifest:file-entry manifest:full-path="Pictures/10000000000004C40000022927BAC4C1C9041428.bmp" manifest:media-type="image/bmp"/>
  <manifest:file-entry manifest:full-path="Pictures/10000201000002AA000002443018C5D0300CE311.png" manifest:media-type="image/png"/>
  <manifest:file-entry manifest:full-path="Pictures/100002010000032500000277A528878E7C70BF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894cm" svg:height="15.749cm" svg:x="5.08cm" svg:y="-1.017cm">
          <draw:image xlink:href="Pictures/1000020100000321000002C1605868FBE019FE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2.69cm" svg:x="0.072cm" svg:y="1.563cm">
          <draw:image xlink:href="Pictures/10000000000004C40000022927BAC4C1C9041428.bmp" xlink:type="simple" xlink:show="embed" xlink:actuate="onLoad" draw:mime-type="image/bmp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18.046cm" svg:height="15.346cm" svg:x="4.983cm" svg:y="0.207cm">
          <draw:image xlink:href="Pictures/10000201000002AA000002443018C5D0300CE3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0.091cm" svg:height="15.749cm" svg:x="4.026cm" svg:y="0.033cm">
          <draw:image xlink:href="Pictures/100002010000032500000277A528878E7C70BF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2.2$Windows_X86_64 LibreOffice_project/8349ace3c3162073abd90d81fd06dcfb6b36b994</meta:generator>
    <dc:date>2023-04-21T14:11:03.244000000</dc:date>
    <meta:editing-duration>PT4M18S</meta:editing-duration>
    <meta:editing-cycles>2</meta:editing-cycles>
    <meta:document-statistic meta:object-count="33"/>
  </office:meta>
</office:document-meta>
</file>